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urier New" officeooo:rsid="000c9355" officeooo:paragraph-rsid="000c9355"/>
    </style:style>
    <style:style style:name="P2" style:family="paragraph" style:parent-style-name="Text_20_body">
      <style:text-properties style:font-name="Courier New" officeooo:rsid="000c9355" officeooo:paragraph-rsid="000c9355"/>
    </style:style>
    <style:style style:name="P3" style:family="paragraph" style:parent-style-name="Heading_20_3">
      <style:text-properties style:font-name="Courier New" officeooo:rsid="000c9355" officeooo:paragraph-rsid="000c9355"/>
    </style:style>
    <style:style style:name="P4" style:family="paragraph" style:parent-style-name="Text_20_body">
      <style:text-properties style:font-name="Courier New" officeooo:rsid="000c9355"/>
    </style:style>
    <style:style style:name="P5" style:family="paragraph" style:parent-style-name="Text_20_body" style:list-style-name="L1">
      <style:text-properties style:font-name="Courier New" officeooo:rsid="000c9355"/>
    </style:style>
    <style:style style:name="P6" style:family="paragraph" style:parent-style-name="Heading_20_3">
      <style:text-properties style:font-name="Courier New" officeooo:rsid="000c9355"/>
    </style:style>
    <style:style style:name="P7" style:family="paragraph" style:parent-style-name="Text_20_body" style:list-style-name="L2">
      <style:text-properties style:font-name="Courier New" officeooo:rsid="000c9355"/>
    </style:style>
    <style:style style:name="P8" style:family="paragraph" style:parent-style-name="Heading_20_3">
      <style:text-properties style:font-name="Courier New" officeooo:rsid="000c9355" officeooo:paragraph-rsid="000cd2b7"/>
    </style:style>
    <style:style style:name="P9" style:family="paragraph" style:parent-style-name="Text_20_body" style:list-style-name="L3">
      <style:text-properties style:font-name="Courier New" officeooo:rsid="000c9355"/>
    </style:style>
    <style:style style:name="P10" style:family="paragraph" style:parent-style-name="Text_20_body" style:list-style-name="L4">
      <style:text-properties style:font-name="Courier New" officeooo:rsid="000cd2b7" officeooo:paragraph-rsid="000cd2b7"/>
    </style:style>
    <style:style style:name="P11" style:family="paragraph" style:parent-style-name="Text_20_body">
      <style:text-properties style:font-name="Courier New" officeooo:rsid="000cd2b7" officeooo:paragraph-rsid="000cd2b7"/>
    </style:style>
    <style:style style:name="P12" style:family="paragraph" style:parent-style-name="Text_20_body">
      <style:text-properties style:font-name="Courier New" officeooo:rsid="000c9355" officeooo:paragraph-rsid="000df218"/>
    </style:style>
    <style:style style:name="P13" style:family="paragraph" style:parent-style-name="Text_20_body">
      <style:text-properties style:font-name="Courier New" officeooo:rsid="000df218" officeooo:paragraph-rsid="000df218"/>
    </style:style>
    <style:style style:name="P14" style:family="paragraph" style:parent-style-name="Text_20_body">
      <style:text-properties style:font-name="Courier New" fo:font-style="normal" style:text-underline-style="none" fo:font-weight="normal" officeooo:rsid="000df218" officeooo:paragraph-rsid="000df218" style:font-style-asian="normal" style:font-weight-asian="normal" style:font-style-complex="normal" style:font-weight-complex="normal"/>
    </style:style>
    <style:style style:name="T1" style:family="text">
      <style:text-properties officeooo:rsid="000cd2b7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.1 ENTIDADES Y ARIBUTOS MER </text:p>
      <text:p text:style-name="P1"/>
      <text:p text:style-name="P1">1. Determine al menos 4 entidades posibles para modelar la base de datos relacionada con la gestión de un gimnasio.</text:p>
      <text:p text:style-name="P1"/>
      <text:p text:style-name="P2"/>
      <text:h text:style-name="P3" text:outline-level="3">1. <text:span text:style-name="Strong_20_Emphasis">Socio</text:span></text:h>
      <text:p text:style-name="P4">Representa a los clientes inscritos en el gimnasio.</text:p>
      <text:p text:style-name="P4"><text:span text:style-name="Strong_20_Emphasis">Atributos:</text:span></text:p>
      <text:list text:style-name="L1">
        <text:list-item>
          <text:p text:style-name="P5"><text:span text:style-name="Strong_20_Emphasis">id</text:span> </text:p>
        </text:list-item>
        <text:list-item>
          <text:p text:style-name="P5"><text:span text:style-name="Strong_20_Emphasis">nombre</text:span> </text:p>
        </text:list-item>
        <text:list-item>
          <text:p text:style-name="P5"><text:span text:style-name="Strong_20_Emphasis">apellido</text:span> </text:p>
        </text:list-item>
        <text:list-item>
          <text:p text:style-name="P5"><text:span text:style-name="Strong_20_Emphasis">dni</text:span> </text:p>
        </text:list-item>
        <text:list-item>
          <text:p text:style-name="P5"><text:span text:style-name="Strong_20_Emphasis">fecha_nacimiento</text:span> </text:p>
        </text:list-item>
        <text:list-item>
          <text:p text:style-name="P5"><text:span text:style-name="Strong_20_Emphasis">telefono</text:span> </text:p>
        </text:list-item>
        <text:list-item>
          <text:p text:style-name="P5"><text:span text:style-name="Strong_20_Emphasis">email</text:span> </text:p>
        </text:list-item>
        <text:list-item>
          <text:p text:style-name="P5"><text:span text:style-name="Strong_20_Emphasis">direccion</text:span> </text:p>
        </text:list-item>
        <text:list-item>
          <text:p text:style-name="P5"><text:span text:style-name="Strong_20_Emphasis">fecha_alta</text:span> </text:p>
        </text:list-item>
        <text:list-item>
          <text:p text:style-name="P5"><text:span text:style-name="Strong_20_Emphasis">estado</text:span> </text:p>
        </text:list-item>
      </text:list>
      <text:h text:style-name="P6" text:outline-level="3"><text:s/>2. <text:span text:style-name="Strong_20_Emphasis">Membresía</text:span></text:h>
      <text:p text:style-name="P4">Define los tipos de planes o suscripciones que puede tener un socio.</text:p>
      <text:p text:style-name="P4"><text:span text:style-name="Strong_20_Emphasis">Atributos:</text:span></text:p>
      <text:list text:style-name="L2">
        <text:list-item>
          <text:p text:style-name="P7"><text:span text:style-name="Strong_20_Emphasis">id</text:span></text:p>
        </text:list-item>
        <text:list-item>
          <text:p text:style-name="P7"><text:span text:style-name="Strong_20_Emphasis">nombre</text:span></text:p>
        </text:list-item>
        <text:list-item>
          <text:p text:style-name="P7"><text:span text:style-name="Strong_20_Emphasis">precio</text:span> </text:p>
        </text:list-item>
      </text:list>
      <text:p text:style-name="P4"/>
      <text:h text:style-name="P8" text:outline-level="3"><text:s/>3. <text:span text:style-name="Strong_20_Emphasis">Instructor</text:span></text:h>
      <text:p text:style-name="P4">Representa al personal que imparte clases o entrena a los socios.</text:p>
      <text:p text:style-name="P4"><text:span text:style-name="Strong_20_Emphasis">Atributos:</text:span></text:p>
      <text:list text:style-name="L3">
        <text:list-item>
          <text:p text:style-name="P9"><text:span text:style-name="Strong_20_Emphasis">id</text:span> </text:p>
        </text:list-item>
        <text:list-item>
          <text:p text:style-name="P9"><text:span text:style-name="Strong_20_Emphasis">nombre</text:span></text:p>
        </text:list-item>
        <text:list-item>
          <text:p text:style-name="P9"><text:span text:style-name="Strong_20_Emphasis">apellido</text:span> </text:p>
        </text:list-item>
      </text:list>
      <text:h text:style-name="P6" text:outline-level="3"><text:soft-page-break/><text:s/>4. <text:span text:style-name="Strong_20_Emphasis">Clase</text:span></text:h>
      <text:p text:style-name="P4">Representa una sesión o actividad programada en el gimnasio.</text:p>
      <text:p text:style-name="P4"><text:span text:style-name="Strong_20_Emphasis">Atributos:</text:span></text:p>
      <text:list text:style-name="L4">
        <text:list-item>
          <text:p text:style-name="P10">id</text:p>
        </text:list-item>
        <text:list-item>
          <text:p text:style-name="P10">num_clases </text:p>
        </text:list-item>
        <text:list-item>
          <text:p text:style-name="P10">Horarios </text:p>
        </text:list-item>
        <text:list-item>
          <text:p text:style-name="P10">Numero_personas</text:p>
        </text:list-item>
      </text:list>
      <text:p text:style-name="P11"/>
      <text:p text:style-name="P12"><text:bookmark text:name="yui_3_18_1_1_1761288365224_152 Copia 1"/><text:bookmark text:name="yui_3_18_1_1_1761288365224_151 Copia 1"/><text:span text:style-name="T1">2. </text:span>Determinar una serie de posibles atributos para cada una delas entidades obtenidas en el ejercicio anterior. Uno de los atributos ha de ser el AI cuyo nombre siempre será id.</text:p>
      <text:p text:style-name="P12"/>
      <text:p text:style-name="P13">Socio(<text:span text:style-name="T2">#id,</text:span><text:span text:style-name="T3"> nombre, apellido, </text:span><text:span text:style-name="T4">dni</text:span><text:span text:style-name="T3">, fecha_nacimiento, </text:span><text:span text:style-name="T4">telefono</text:span><text:span text:style-name="T3">, </text:span><text:span text:style-name="T4">email</text:span><text:span text:style-name="T3">, direccion, fecha_alta, estado)</text:span></text:p>
      <text:p text:style-name="P14"/>
      <text:p text:style-name="P14">Membresia(<text:span text:style-name="T5">#id</text:span>, nombre, precio)</text:p>
      <text:p text:style-name="P14"/>
      <text:p text:style-name="P14">Instructor(<text:span text:style-name="T5">#id</text:span>, nombre, apellido)</text:p>
      <text:p text:style-name="P14"/>
      <text:p text:style-name="P14">Clase(<text:span text:style-name="T6">#id</text:span>, <text:span text:style-name="T7">num_clases</text:span>, horarios, numero_persona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08:41:57.451293000</meta:creation-date>
    <dc:date>2025-10-24T10:06:15.003655100</dc:date>
    <meta:editing-duration>PT9M14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39" meta:word-count="169" meta:character-count="1043" meta:non-whitespace-character-count="914"/>
  </office:meta>
</office:document-meta>
</file>